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8d005" officeooo:paragraph-rsid="0008d005"/>
    </style:style>
    <style:style style:name="P2" style:family="paragraph" style:parent-style-name="Standard" style:list-style-name="L1">
      <style:text-properties officeooo:rsid="0008d005" officeooo:paragraph-rsid="0008d005"/>
    </style:style>
    <style:style style:name="P3" style:family="paragraph" style:parent-style-name="Standard" style:list-style-name="L1">
      <style:text-properties officeooo:rsid="000beafe" officeooo:paragraph-rsid="000beafe"/>
    </style:style>
    <style:style style:name="P4" style:family="paragraph" style:parent-style-name="Standard" style:list-style-name="L1">
      <style:text-properties officeooo:rsid="0010fe85" officeooo:paragraph-rsid="0010fe85"/>
    </style:style>
    <style:style style:name="P5" style:family="paragraph" style:parent-style-name="Standard" style:list-style-name="L1">
      <style:text-properties officeooo:rsid="0011d6d9" officeooo:paragraph-rsid="0011d6d9"/>
    </style:style>
    <style:style style:name="P6" style:family="paragraph" style:parent-style-name="Standard" style:list-style-name="L1">
      <style:text-properties officeooo:rsid="0015fe02" officeooo:paragraph-rsid="0015fe02"/>
    </style:style>
    <style:style style:name="P7" style:family="paragraph" style:parent-style-name="Standard" style:list-style-name="L1">
      <style:text-properties officeooo:rsid="00186933" officeooo:paragraph-rsid="00186933"/>
    </style:style>
    <style:style style:name="P8" style:family="paragraph" style:parent-style-name="Standard" style:list-style-name="L1">
      <style:text-properties officeooo:rsid="001e79df" officeooo:paragraph-rsid="001e79df"/>
    </style:style>
    <style:style style:name="P9" style:family="paragraph" style:parent-style-name="Standard" style:list-style-name="L1">
      <style:text-properties officeooo:rsid="001f6da5" officeooo:paragraph-rsid="001f6da5"/>
    </style:style>
    <style:style style:name="T1" style:family="text">
      <style:text-properties officeooo:rsid="0009ec09"/>
    </style:style>
    <style:style style:name="T2" style:family="text">
      <style:text-properties officeooo:rsid="000beafe"/>
    </style:style>
    <style:style style:name="T3" style:family="text">
      <style:text-properties officeooo:rsid="000d7ad6"/>
    </style:style>
    <style:style style:name="T4" style:family="text">
      <style:text-properties officeooo:rsid="0021148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r each box:</text:p>
      <text:list xml:id="list7157016741868100237" text:style-name="L1">
        <text:list-item>
          <text:p text:style-name="P8">Find box</text:p>
        </text:list-item>
        <text:list-item>
          <text:p text:style-name="P9">Line box <text:span text:style-name="T4">with cardboard bottom so it’s flat</text:span></text:p>
        </text:list-item>
        <text:list-item>
          <text:p text:style-name="P2">Add row to Ember Cultural Heritage Library Document Registry (DR) for the box</text:p>
        </text:list-item>
        <text:list-item>
          <text:p text:style-name="P2">Label box</text:p>
        </text:list-item>
        <text:list-item>
          <text:p text:style-name="P2">Fill box <text:span text:style-name="T2">(process packs of documents as described in the second procedure here until full)</text:span></text:p>
        </text:list-item>
        <text:list-item>
          <text:p text:style-name="P2">Seal box</text:p>
        </text:list-item>
      </text:list>
      <text:p text:style-name="P1"/>
      <text:p text:style-name="P1">For <text:span text:style-name="T1">each pack of docs to scan:</text:span></text:p>
      <text:list xml:id="list84337609379193" text:continue-numbering="true" text:style-name="L1">
        <text:list-item>
          <text:p text:style-name="P6">Put in pack label</text:p>
        </text:list-item>
        <text:list-item>
          <text:p text:style-name="P4">Add row to DR for pack of docs</text:p>
        </text:list-item>
        <text:list-item>
          <text:p text:style-name="P3">Check scan settings: </text:p>
          <text:list>
            <text:list-item>
              <text:p text:style-name="P3">Duplex</text:p>
            </text:list-item>
            <text:list-item>
              <text:p text:style-name="P3">Color</text:p>
            </text:list-item>
            <text:list-item>
              <text:p text:style-name="P3">Maximum dimensions</text:p>
            </text:list-item>
            <text:list-item>
              <text:p text:style-name="P3">Resolution 600 <text:span text:style-name="T3">dpi</text:span></text:p>
            </text:list-item>
          </text:list>
        </text:list-item>
        <text:list-item>
          <text:p text:style-name="P4">Press Scan; save in “Scans temporary directory” as PNG</text:p>
        </text:list-item>
        <text:list-item>
          <text:p text:style-name="P4">While scanning, create empty directory for that pack of docs</text:p>
        </text:list-item>
        <text:list-item>
          <text:p text:style-name="P5">Cut all files in temp directory</text:p>
        </text:list-item>
        <text:list-item>
          <text:p text:style-name="P5">Paste all files into new dir</text:p>
        </text:list-item>
        <text:list-item>
          <text:p text:style-name="P5">Paste as unformatted text into spreadsheet</text:p>
        </text:list-item>
        <text:list-item>
          <text:p text:style-name="P5">Save spreadsheet</text:p>
        </text:list-item>
        <text:list-item>
          <text:p text:style-name="P5">Put pack in box</text:p>
        </text:list-item>
        <text:list-item>
          <text:p text:style-name="P7">Commit in git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8T08:01:59.349149684</meta:creation-date>
    <dc:date>2016-07-18T08:39:10.036746404</dc:date>
    <meta:editing-duration>PT26M56S</meta:editing-duration>
    <meta:editing-cycles>11</meta:editing-cycles>
    <meta:generator>LibreOffice/5.1.2.2.0$Linux_X86_64 LibreOffice_project/10m0$Build-2</meta:generator>
    <meta:document-statistic meta:table-count="0" meta:image-count="0" meta:object-count="0" meta:page-count="1" meta:paragraph-count="23" meta:word-count="141" meta:character-count="674" meta:non-whitespace-character-count="576"/>
  </office:meta>
</office:document-meta>
</file>